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154.41mm"/>
    </style:style>
    <style:style style:name="co13" style:family="table-column">
      <style:table-column-properties fo:break-before="auto" style:column-width="183.27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38mm"/>
    </style:style>
    <style:style style:name="co15" style:family="table-column">
      <style:table-column-properties fo:break-before="auto" style:column-width="33.76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58.81mm"/>
    </style:style>
    <style:style style:name="co19" style:family="table-column">
      <style:table-column-properties fo:break-before="auto" style:column-width="51.47mm"/>
    </style:style>
    <style:style style:name="co20" style:family="table-column">
      <style:table-column-properties fo:break-before="auto" style:column-width="96.4mm"/>
    </style:style>
    <style:style style:name="co21" style:family="table-column">
      <style:table-column-properties fo:break-before="auto" style:column-width="1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fo général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ypes primitifs</text:p>
          </table:table-cell>
          <table:table-cell table:style-name="ce4" office:value-type="string" calcext:value-type="string">
            <text:p>Abbréviation</text:p>
          </table:table-cell>
          <table:table-cell table:style-name="ce4" office:value-type="string" calcext:value-type="string">
            <text:p>Nombre d’octets</text:p>
          </table:table-cell>
          <table:table-cell table:style-name="ce6" office:value-type="string" calcext:value-type="string">
            <text:p>Nombre de bits</text:p>
          </table:table-cell>
          <table:table-cell/>
          <table:table-cell table:style-name="ce7" office:value-type="string" calcext:value-type="string">
            <text:p>Structure</text:p>
          </table:table-cell>
          <table:table-cell table:style-name="ce7" office:value-type="string" calcext:value-type="string">
            <text:p>Abbréviation</text:p>
          </table:table-cell>
          <table:table-cell table:style-name="ce7" office:value-type="string" calcext:value-type="string">
            <text:p>Composition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8*['Info générales'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TOP POINT (bool) END_OF_TRAJECTORY (bool) POSITION_XYO (XYO) COURBURE (float) SPEED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style-name="ce3" table:formula="of:=8*['Info générales'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Unsigned int</text:p>
          </table:table-cell>
          <table:table-cell office:value-type="string" calcext:value-type="string">
            <text:p>uint32</text:p>
          </table:table-cell>
          <table:table-cell office:value-type="float" office:value="4" calcext:value-type="float">
            <text:p>4</text:p>
          </table:table-cell>
          <table:table-cell table:style-name="ce3" table:formula="of:=8*['Info générales'.C5]" office:value-type="float" office:value="32" calcext:value-type="float">
            <text:p>32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uint32) ToF_COIN_AVANT_GAUCHE (uint32) ToF_COIN_AVANT_DROIT (uint32) ToF_LATERAL_AVANT_GAUCHE (uint32) ToF_LATERAL_AVANT_DROIT (uint32) ToF_LATERAL_ARRIERE_GAUCHE (uint32) ToF_LATERAL_ARRIERE_DROIT (uint32) ToF_ARRIERE_GAUCHE (uint32) ToF_ARRIERE_DROITE (uint32) TOURELLE_GAUCHE (uint32) TOURELLE_DROITE (uint32) ANGLE_TOURELLE_GAUCHE (float) ANGLE_TOURELLE_DROITE (float)</text:p>
          </table:table-cell>
          <table:table-cell/>
        </table:table-row>
        <table:table-row table:style-name="ro1">
          <table:table-cell table:style-name="ce3"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" table:formula="of:=8*['Info générales'.C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8*['Info générales'.C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Enum</text:p>
          </table:table-cell>
          <table:table-cell table:style-name="ce4" office:value-type="string" calcext:value-type="string">
            <text:p>Nom (valeur)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T_FIN_TRAJECTOIRE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PTY_TRAJ (0x08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_AWAY (0x10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TAT_ACTIONNE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’actionneur a fonctionné nominal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’actionneur a rencontré un problèm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4" office:value-type="string" calcext:value-type="string">
            <text:p>Unité</text:p>
          </table:table-cell>
          <table:table-cell table:style-name="ce6" office:value-type="string" calcext:value-type="string">
            <text:p>Repè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6"/>
        </table:table-row>
      </table:table>
      <table:table table:name="Ordres longs" table:style-name="ta1"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</table:table-row>
        <table:table-row table:style-name="ro1">
          <table:table-cell office:value-type="string" calcext:value-type="string">
            <text:p>START_RUN_REMOTE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LL doit démarrer avec pour consigne en vitesse le paramètre SPEED.</text:p>
          </table:table-cell>
        </table:table-row>
      </table:table>
      <table:table table:name="Canaux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ODO_AND_SENSORS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string" calcext:value-type="string">
            <text:p>POSITION_XYO (XYO) COURBURE (float) TRAJECTORY_INDEX (uint32) SENSORS (SSR)</text:p>
          </table:table-cell>
          <table:table-cell table:style-name="Default" office:value-type="string" calcext:value-type="string">
            <text:p>Les données d’odométrie doivent être, dans la même mesure du possible, mesurées simultanément aux capteurs.</text:p>
          </table:table-cell>
        </table:table-row>
      </table:table>
      <table:table table:name="Ordres courts" table:style-name="ta1"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Identifiant</text:p>
          </table:table-cell>
          <table:table-cell table:style-name="ce7" office:value-type="string" calcext:value-type="string">
            <text:p>Données</text:p>
          </table:table-cell>
          <table:table-cell table:style-name="ce7" office:value-type="string" calcext:value-type="string">
            <text:p>Répons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ermet de savoir si le LL est présent ou non.</text:p>
          </table:table-cell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</table:table-row>
        <table:table-row table:style-name="ro1">
          <table:table-cell office:value-type="string" calcext:value-type="string">
            <text:p>AD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INDEX (int32) NB_POINTS (int32) TRAJECTORY_PO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joute NB_POINTS points de trajectoire à partir de l’index INDEX.</text:p>
          </table:table-cell>
        </table:table-row>
        <table:table-row table:style-name="ro1">
          <table:table-cell office:value-type="string" calcext:value-type="string">
            <text:p>SET_CURVATURE_REMOTE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courbure pour correspondre à la consigne en paramètre</text:p>
          </table:table-cell>
        </table:table-row>
        <table:table-row table:style-name="ro1">
          <table:table-cell office:value-type="string" calcext:value-type="string">
            <text:p>SET_SPEED_REMOTE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vitesse pour correspondre à la consigne en paramè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22:05:06.430592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41:51.348832436</meta:creation-date>
    <dc:date>2018-03-17T22:11:20.197507416</dc:date>
    <meta:editing-duration>PT30M16S</meta:editing-duration>
    <meta:editing-cycles>6</meta:editing-cycles>
    <meta:generator>LibreOffice/5.1.6.2$Linux_X86_64 LibreOffice_project/10m0$Build-2</meta:generator>
    <meta:document-statistic meta:table-count="4" meta:cell-count="160" meta:object-count="0"/>
  </office:meta>
</office:document-meta>
</file>